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674" officeooo:paragraph-rsid="001186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create table student (rollno int,name varchar(20),course varchar(20));</text:p>
      <text:p text:style-name="P1">Query OK, 0 rows affected (0.78 sec)</text:p>
      <text:p text:style-name="P1"/>
      <text:p text:style-name="P1">mysql&gt; select * from student;</text:p>
      <text:p text:style-name="P1">Empty set (0.05 sec)</text:p>
      <text:p text:style-name="P1"/>
      <text:p text:style-name="P1">mysql&gt; insert into student values(1,'Ammu','MCA');</text:p>
      <text:p text:style-name="P1">Query OK, 1 row affected (0.06 sec)</text:p>
      <text:p text:style-name="P1"/>
      <text:p text:style-name="P1">mysql&gt; insert into student values(2,'Amal','MCA');</text:p>
      <text:p text:style-name="P1">Query OK, 1 row affected (0.09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+--------+------+--------+</text:p>
      <text:p text:style-name="P1">2 rows in set (0.00 sec)</text:p>
      <text:p text:style-name="P1"/>
      <text:p text:style-name="P1">mysql&gt; savepoint a;</text:p>
      <text:p text:style-name="P1">Query OK, 0 rows affected (0.00 sec)</text:p>
      <text:p text:style-name="P1"/>
      <text:p text:style-name="P1">mysql&gt; insert into student values(3,'Anju','MCA');</text:p>
      <text:p text:style-name="P1">Query OK, 1 row affected (0.07 sec)</text:p>
      <text:p text:style-name="P1"/>
      <text:p text:style-name="P1">mysql&gt; insert into student values(4,'Anet','MCA');</text:p>
      <text:p text:style-name="P1">Query OK, 1 row affected (0.06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0 sec)</text:p>
      <text:p text:style-name="P1"/>
      <text:p text:style-name="P1">mysql&gt; rollback to a;</text:p>
      <text:p text:style-name="P1">ERROR 1305 (42000): SAVEPOINT a does not exist</text:p>
      <text:p text:style-name="P1">mysql&gt; rollback;</text:p>
      <text:p text:style-name="P1">Query OK, 0 rows affected (0.00 sec)</text:p>
      <text:p text:style-name="P1"/>
      <text:p text:style-name="P1">mysql&gt; select * from student;</text:p>
      <text:p text:style-name="P1"><text:soft-page-break/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0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1 sec)</text:p>
      <text:p text:style-name="P1"/>
      <text:p text:style-name="P1">mysql&gt; start transaction;</text:p>
      <text:p text:style-name="P1">Query OK, 0 rows affected (0.00 sec)</text:p>
      <text:p text:style-name="P1"/>
      <text:p text:style-name="P1">mysql&gt; savepoint a;</text:p>
      <text:p text:style-name="P1">Query OK, 0 rows affected (0.00 sec)</text:p>
      <text:p text:style-name="P1"/>
      <text:p text:style-name="P1">mysql&gt; insert into student values(5,'Aneetta','MCA');</text:p>
      <text:p text:style-name="P1">Query OK, 1 row affected (0.02 sec)</text:p>
      <text:p text:style-name="P1"/>
      <text:p text:style-name="P1">mysql&gt; rollback to a;</text:p>
      <text:p text:style-name="P1">Query OK, 0 rows affected (0.09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0 sec)</text:p>
      <text:p text:style-name="P1"/>
      <text:p text:style-name="P1">mysql&gt; create table college(rollno int,name varchar(20),course varchar(20));</text:p>
      <text:p text:style-name="P1">Query OK, 0 rows affected (0.51 sec)</text:p>
      <text:p text:style-name="P1"/>
      <text:p text:style-name="P1">mysql&gt; insert into college values(1,'Sasi','MBA');</text:p>
      <text:p text:style-name="P1">Query OK, 1 row affected (0.05 sec)</text:p>
      <text:p text:style-name="P1"/>
      <text:p text:style-name="P1">mysql&gt; select * from college;</text:p>
      <text:p text:style-name="P1">+--------+------+--------+</text:p>
      <text:p text:style-name="P1"><text:soft-page-break/>| rollno | name | course |</text:p>
      <text:p text:style-name="P1">+--------+------+--------+</text:p>
      <text:p text:style-name="P1">| <text:s text:c="5"/>1 | Sasi | MBA <text:s text:c="3"/>|</text:p>
      <text:p text:style-name="P1">+--------+------+--------+</text:p>
      <text:p text:style-name="P1">1 row in set (0.00 sec)</text:p>
      <text:p text:style-name="P1"/>
      <text:p text:style-name="P1">mysql&gt; start transaction;</text:p>
      <text:p text:style-name="P1">Query OK, 0 rows affected (0.00 sec)</text:p>
      <text:p text:style-name="P1"/>
      <text:p text:style-name="P1">mysql&gt; savepoint b;</text:p>
      <text:p text:style-name="P1">Query OK, 0 rows affected (0.00 sec)</text:p>
      <text:p text:style-name="P1"/>
      <text:p text:style-name="P1">mysql&gt; insert into college values(2,'Suku','MBA');</text:p>
      <text:p text:style-name="P1">Query OK, 1 row affected (0.00 sec)</text:p>
      <text:p text:style-name="P1"/>
      <text:p text:style-name="P1">mysql&gt; rollback to b;</text:p>
      <text:p text:style-name="P1">Query OK, 0 rows affected (0.08 sec)</text:p>
      <text:p text:style-name="P1"/>
      <text:p text:style-name="P1">mysql&gt; select * from college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Sasi | MBA <text:s text:c="3"/>|</text:p>
      <text:p text:style-name="P1">+--------+------+--------+</text:p>
      <text:p text:style-name="P1">1 row in set (0.00 sec)</text:p>
      <text:p text:style-name="P1"/>
      <text:p text:style-name="P1">mysql&gt; insert into college values(2,'Suku','MBA');</text:p>
      <text:p text:style-name="P1">Query OK, 1 row affected (0.02 sec)</text:p>
      <text:p text:style-name="P1"/>
      <text:p text:style-name="P1">mysql&gt; select * from college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Sasi | MBA <text:s text:c="3"/>|</text:p>
      <text:p text:style-name="P1">| <text:s text:c="5"/>2 | Suku | MBA <text:s text:c="3"/>|</text:p>
      <text:p text:style-name="P1">+--------+------+--------+</text:p>
      <text:p text:style-name="P1">2 rows in set (0.00 sec)</text:p>
      <text:p text:style-name="P1"/>
      <text:p text:style-name="P1">mysql&gt; rollback to b;</text:p>
      <text:p text:style-name="P1">Query OK, 0 rows affected (0.04 sec)</text:p>
      <text:p text:style-name="P1"/>
      <text:p text:style-name="P1">mysql&gt; select * from college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Sasi | MBA <text:s text:c="3"/>|</text:p>
      <text:p text:style-name="P1">+--------+------+--------+</text:p>
      <text:p text:style-name="P1">1 row in set (0.00 sec)</text:p>
      <text:p text:style-name="P1"/>
      <text:p text:style-name="P1">mysql&gt; commit;</text:p>
      <text:p text:style-name="P1">Query OK, 0 rows affected (0.00 sec)</text:p>
      <text:p text:style-name="P1"/>
      <text:p text:style-name="P1"><text:soft-page-break/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4:34:53.834017873</meta:creation-date>
    <dc:date>2024-02-27T14:36:07.813808189</dc:date>
    <meta:editing-duration>PT1M1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26" meta:word-count="707" meta:character-count="3760" meta:non-whitespace-character-count="3075"/>
  </office:meta>
</office:document-meta>
</file>